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7" style:family="table">
      <style:table-properties style:width="17.067cm" table:align="left" style:writing-mode="lr-tb"/>
    </style:style>
    <style:style style:name="Tabla7.A" style:family="table-column">
      <style:table-column-properties style:column-width="4.249cm"/>
    </style:style>
    <style:style style:name="Tabla7.B" style:family="table-column">
      <style:table-column-properties style:column-width="12.818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dddddd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7.B1" style:family="table-cell">
      <style:table-cell-properties style:vertical-align="top" fo:background-color="#dddddd" fo:padding="0.097cm" fo:border="0.1pt solid #000000" style:writing-mode="lr-tb">
        <style:background-image/>
      </style:table-cell-properties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Table_20_Contents_20__28_user_29_">
      <style:text-properties style:use-window-font-color="true" style:font-name="arial" fo:font-size="9pt" fo:language="es" fo:country="ES" fo:font-weight="bold" officeooo:rsid="0011c769" officeooo:paragraph-rsid="0011c769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7" style:family="paragraph" style:parent-style-name="Table_20_Contents_20__28_user_29_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11c769" officeooo:paragraph-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1" style:font-name-complex="arial"/>
    </style:style>
    <style:style style:name="P9" style:family="paragraph" style:parent-style-name="Standard_20__28_user_29_">
      <style:paragraph-properties fo:text-align="start" style:justify-single-word="false" style:writing-mode="lr-tb"/>
      <style:text-properties style:font-name="Arial1" fo:font-size="14pt" fo:font-weight="bold" style:font-size-asian="14pt" style:font-weight-asian="bold" style:font-name-complex="arial" style:font-size-complex="14pt"/>
    </style:style>
    <style:style style:name="P10" style:family="paragraph" style:parent-style-name="Standard_20__28_user_29_">
      <style:paragraph-properties fo:text-align="start" style:justify-single-word="false" style:writing-mode="lr-tb"/>
      <style:text-properties style:font-name="Arial1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1" style:family="paragraph" style:parent-style-name="Standard_20__28_user_29_">
      <style:paragraph-properties fo:text-align="start" style:justify-single-word="false" fo:break-before="page" style:writing-mode="lr-tb"/>
      <style:text-properties style:font-name="Arial1" style:font-name-complex="arial"/>
    </style:style>
    <style:style style:name="P12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1" fo:font-size="28pt" fo:language="es" fo:country="ES" fo:font-weight="bold" officeooo:rsid="000ac787" officeooo:paragraph-rsid="000ac787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13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1" style:font-name-complex="arial" fo:hyphenate="false" fo:hyphenation-remain-char-count="2" fo:hyphenation-push-char-count="2" loext:hyphenation-no-caps="false"/>
    </style:style>
    <style:style style:name="P14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1" fo:font-weight="normal" style:font-weight-asian="normal" style:font-name-complex="arial"/>
    </style:style>
    <style:style style:name="P1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1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1" fo:font-size="10pt" fo:language="pt" fo:country="PT" officeooo:rsid="000ac787" officeooo:paragraph-rsid="000ac7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1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1" style:font-name-complex="arial"/>
    </style:style>
    <style:style style:name="P1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1" fo:font-size="10pt" fo:language="en" fo:country="US" officeooo:rsid="000ac787" officeooo:paragraph-rsid="000ac7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1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1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1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1" fo:font-weight="bold" style:font-weight-asian="bold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1" fo:language="pt" fo:country="BR" style:font-name-complex="arial"/>
    </style:style>
    <style:style style:name="P25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1" style:font-name-complex="arial" fo:hyphenate="true" fo:hyphenation-remain-char-count="2" fo:hyphenation-push-char-count="2" loext:hyphenation-no-caps="fals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style:use-window-font-color="true" style:font-name="Arial1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29" style:family="paragraph" style:parent-style-name="Heading_20_1">
      <style:text-properties style:use-window-font-color="true" style:font-name="Arial1" fo:font-size="14pt" fo:language="es" fo:country="ES" fo:font-weight="bold" officeooo:rsid="000d8ea0" officeooo:paragraph-rsid="000d8ea0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0" style:family="paragraph" style:parent-style-name="Heading_20_1">
      <style:text-properties style:font-name="Arial1" officeooo:paragraph-rsid="00105b2b" style:font-name-complex="arial"/>
    </style:style>
    <style:style style:name="P31" style:family="paragraph" style:parent-style-name="Heading_20_1">
      <style:paragraph-properties fo:text-align="start" style:justify-single-word="false" fo:break-before="page" style:writing-mode="lr-tb"/>
      <style:text-properties style:font-name="Arial1" style:font-name-complex="arial"/>
    </style:style>
    <style:style style:name="P32" style:family="paragraph" style:parent-style-name="Heading_20_2">
      <style:text-properties style:font-name="Arial1" officeooo:rsid="00144ef4" officeooo:paragraph-rsid="00144ef4"/>
    </style:style>
    <style:style style:name="P33" style:family="paragraph" style:parent-style-name="Standard">
      <style:text-properties style:font-name="Arial1"/>
    </style:style>
    <style:style style:name="P34" style:family="paragraph" style:parent-style-name="Standard">
      <style:text-properties style:font-name="Arial1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35" style:family="paragraph" style:parent-style-name="Standard">
      <style:text-properties style:font-name="Arial1" style:font-name-complex="arial"/>
    </style:style>
    <style:style style:name="P36" style:family="paragraph" style:parent-style-name="Table_20_Contents_20__28_user_29_">
      <style:text-properties style:use-window-font-color="true" style:font-name="Arial1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37" style:family="paragraph" style:parent-style-name="Table_20_Contents_20__28_user_29_">
      <style:text-properties style:use-window-font-color="true" style:font-name="Arial1" fo:font-size="9pt" fo:language="es" fo:country="ES" fo:font-weight="bold" officeooo:rsid="0011c769" officeooo:paragraph-rsid="0011c769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38" style:family="paragraph" style:parent-style-name="Table_20_Contents_20__28_user_29_">
      <style:paragraph-properties fo:text-align="justify" style:justify-single-word="false"/>
      <style:text-properties style:use-window-font-color="true" style:font-name="Arial1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39" style:family="paragraph" style:parent-style-name="Table_20_Contents_20__28_user_29_">
      <style:text-properties style:use-window-font-color="true" style:font-name="Arial1" fo:font-size="9pt" fo:language="es" fo:country="ES" fo:font-weight="bold" officeooo:rsid="00144ef4" officeooo:paragraph-rsid="00144ef4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40" style:family="paragraph" style:parent-style-name="Table_20_Contents_20__28_user_29_">
      <style:paragraph-properties fo:text-align="justify" style:justify-single-word="false"/>
      <style:text-properties style:use-window-font-color="true" style:font-name="Arial1" fo:font-size="9pt" fo:language="es" fo:country="ES" fo:font-weight="normal" officeooo:rsid="0011c769" officeooo:paragraph-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41" style:family="paragraph" style:parent-style-name="Table_20_Contents_20__28_user_29_">
      <style:paragraph-properties fo:text-align="justify" style:justify-single-word="false"/>
      <style:text-properties style:font-name="Arial1" officeooo:rsid="00144ef4" officeooo:paragraph-rsid="00144ef4"/>
    </style:style>
    <style:style style:name="P42" style:family="paragraph" style:parent-style-name="Table_20_Contents_20__28_user_29_">
      <style:paragraph-properties fo:margin-left="0cm" fo:margin-right="0cm" fo:text-align="justify" style:justify-single-word="false" fo:text-indent="0cm" style:auto-text-indent="false"/>
      <style:text-properties style:use-window-font-color="true" style:font-name="Arial1" fo:font-size="9pt" fo:language="es" fo:country="ES" fo:font-weight="normal" officeooo:rsid="00144ef4" officeooo:paragraph-rsid="00144ef4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43" style:family="paragraph" style:parent-style-name="Text_20_body" style:list-style-name="L1">
      <style:text-properties officeooo:paragraph-rsid="000ca7d0"/>
    </style:style>
    <style:style style:name="P44" style:family="paragraph" style:parent-style-name="Text_20_body" style:list-style-name="L1">
      <style:text-properties officeooo:paragraph-rsid="00144ef4"/>
    </style:style>
    <style:style style:name="P45" style:family="paragraph" style:parent-style-name="Text_20_body_20__28_user_29_">
      <style:paragraph-properties fo:text-align="justify" style:justify-single-word="false" style:writing-mode="lr-tb"/>
      <style:text-properties officeooo:paragraph-rsid="00144ef4"/>
    </style:style>
    <style:style style:name="P46" style:family="paragraph" style:parent-style-name="Text_20_body_20__28_user_29_">
      <style:paragraph-properties fo:text-align="justify" style:justify-single-word="false"/>
    </style:style>
    <style:style style:name="P47" style:family="paragraph" style:parent-style-name="Text_20_body_20__28_user_29_">
      <style:text-properties style:font-name="Arial1" officeooo:paragraph-rsid="00144ef4"/>
    </style:style>
    <style:style style:name="P48" style:family="paragraph" style:parent-style-name="Text_20_body_20__28_user_29_">
      <style:text-properties style:font-name="Arial1" officeooo:rsid="00144ef4" officeooo:paragraph-rsid="00144ef4"/>
    </style:style>
    <style:style style:name="P49" style:family="paragraph" style:parent-style-name="Text_20_body_20__28_user_29_" style:list-style-name="L2">
      <style:text-properties style:font-name="Arial1" officeooo:rsid="00144ef4" officeooo:paragraph-rsid="00144ef4"/>
    </style:style>
    <style:style style:name="P50" style:family="paragraph" style:parent-style-name="Text_20_body_20__28_user_29_" style:list-style-name="L3">
      <style:text-properties style:font-name="Arial1" officeooo:rsid="00144ef4" officeooo:paragraph-rsid="00144ef4"/>
    </style:style>
    <style:style style:name="P51" style:family="paragraph" style:parent-style-name="Text_20_body_20__28_user_29_">
      <style:text-properties style:use-window-font-color="true" style:font-name="Arial1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52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style:font-name="Arial1" fo:font-size="11pt" style:font-size-asian="11pt" style:font-name-complex="arial" style:font-size-complex="11pt"/>
    </style:style>
    <style:style style:name="P53" style:family="paragraph" style:parent-style-name="Text_20_body_20__28_user_29_">
      <style:paragraph-properties fo:margin-top="0.423cm" fo:margin-bottom="0.212cm" loext:contextual-spacing="false"/>
      <style:text-properties style:font-name="Arial1" style:font-name-complex="arial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0ac787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8pt" fo:language="es" fo:country="ES" officeooo:rsid="00125d45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4" style:family="text">
      <style:text-properties style:use-window-font-color="true" style:font-name="arial" fo:font-size="12pt" fo:language="es" fo:country="ES" style:text-underline-style="none" officeooo:rsid="000ca7d0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style:font-name="arial" fo:font-size="12pt" fo:language="es" fo:country="ES" style:text-underline-style="none" officeooo:rsid="00144ef4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style:font-name="arial" fo:font-size="12pt" fo:language="es" fo:country="ES" style:text-underline-style="none" fo:font-weight="bold" officeooo:rsid="000ca7d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7" style:family="text">
      <style:text-properties style:use-window-font-color="true" style:font-name="arial" fo:font-size="12pt" fo:language="es" fo:country="ES" style:text-underline-style="none" fo:font-weight="bold" officeooo:rsid="00144ef4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9" style:family="text">
      <style:text-properties style:use-window-font-color="true" style:font-name="arial" fo:font-size="9pt" fo:language="es" fo:country="ES" fo:font-weight="bold" officeooo:rsid="0011c769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10" style:family="text"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11" style:family="text">
      <style:text-properties style:use-window-font-color="true" style:font-name="arial" fo:font-size="9pt" fo:language="es" fo:country="ES" fo:font-weight="normal" officeooo: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12" style:family="text">
      <style:text-properties style:use-window-font-color="true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3" style:family="text">
      <style:text-properties style:use-window-font-color="true" style:font-name="arial" fo:font-size="11pt" fo:language="es" fo:country="ES" officeooo:rsid="001357de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4" style:family="text">
      <style:text-properties style:use-window-font-color="true" style:font-name="arial" fo:font-size="11pt" fo:language="es" fo:country="ES" officeooo:rsid="00144ef4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5" style:family="text">
      <style:text-properties style:use-window-font-color="true" style:font-name="arial" fo:font-size="11pt" fo:language="es" fo:country="ES" fo:font-weight="bold" officeooo:rsid="00144ef4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6" style:family="text">
      <style:text-properties style:use-window-font-color="true" style:font-name="arial" fo:font-size="11pt" fo:language="es" fo:country="ES" style:text-underline-style="none" fo:font-weight="bold" officeooo:rsid="000ca7d0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7" style:family="text">
      <style:text-properties style:use-window-font-color="true" style:font-name="arial" fo:font-size="11pt" fo:language="es" fo:country="ES" style:text-underline-style="none" officeooo:rsid="000ca7d0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8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9" style:family="text">
      <style:text-properties style:use-window-font-color="true" fo:font-size="11pt" fo:language="es" fo:country="ES" officeooo:rsid="001357de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0" style:family="text">
      <style:text-properties style:use-window-font-color="true" fo:font-size="11pt" fo:language="es" fo:country="ES" officeooo:rsid="00144ef4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1" style:family="text">
      <style:text-properties style:use-window-font-color="true" fo:font-size="11pt" fo:language="es" fo:country="ES" fo:font-weight="bold" officeooo:rsid="00144ef4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22" style:family="text">
      <style:text-properties style:use-window-font-color="true" fo:font-size="11pt" fo:language="es" fo:country="ES" style:text-underline-style="none" fo:font-weight="bold" officeooo:rsid="000ca7d0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23" style:family="text">
      <style:text-properties style:use-window-font-color="true" fo:font-size="11pt" fo:language="es" fo:country="ES" style:text-underline-style="none" officeooo:rsid="000ca7d0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4" style:family="text">
      <style:text-properties style:use-window-font-color="true" style:font-name="Arial1" fo:font-size="12pt" fo:language="es" fo:country="ES" officeooo:rsid="00144ef4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25" style:family="text">
      <style:text-properties style:use-window-font-color="true" style:font-name="Arial1" fo:font-size="12pt" fo:language="es" fo:country="ES" style:text-underline-style="none" fo:font-weight="bold" officeooo:rsid="000ca7d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26" style:family="text">
      <style:text-properties style:use-window-font-color="true" style:font-name="Arial1" fo:font-size="12pt" fo:language="es" fo:country="ES" style:text-underline-style="none" fo:font-weight="bold" officeooo:rsid="00144ef4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27" style:family="text">
      <style:text-properties style:use-window-font-color="true" style:font-name="Arial1" fo:font-size="12pt" fo:language="es" fo:country="ES" style:text-underline-style="none" officeooo:rsid="000ca7d0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28" style:family="text">
      <style:text-properties style:use-window-font-color="true" style:font-name="Arial1" fo:font-size="12pt" fo:language="es" fo:country="ES" style:text-underline-style="none" officeooo:rsid="00144ef4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29" style:family="text">
      <style:text-properties style:use-window-font-color="true" style:font-name="Arial1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30" style:family="text">
      <style:text-properties style:use-window-font-color="true" style:font-name="Arial1" fo:font-size="11pt" fo:language="es" fo:country="ES" officeooo:rsid="001357de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31" style:family="text">
      <style:text-properties style:use-window-font-color="true" style:font-name="Arial1" fo:font-size="11pt" fo:language="es" fo:country="ES" officeooo:rsid="00144ef4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32" style:family="text">
      <style:text-properties style:use-window-font-color="true" style:font-name="Arial1" fo:font-size="11pt" fo:language="es" fo:country="ES" fo:font-weight="bold" officeooo:rsid="00144ef4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33" style:family="text">
      <style:text-properties style:use-window-font-color="true" style:font-name="Arial1" fo:font-size="11pt" fo:language="es" fo:country="ES" style:text-underline-style="none" fo:font-weight="bold" officeooo:rsid="000ca7d0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34" style:family="text">
      <style:text-properties style:use-window-font-color="true" style:font-name="Arial1" fo:font-size="11pt" fo:language="es" fo:country="ES" style:text-underline-style="none" officeooo:rsid="000ca7d0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35" style:family="text">
      <style:text-properties style:use-window-font-color="true" fo:font-size="12pt" fo:language="es" fo:country="ES" style:text-underline-style="none" fo:font-weight="bold" officeooo:rsid="000ca7d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36" style:family="text">
      <style:text-properties style:use-window-font-color="true" fo:font-size="12pt" fo:language="es" fo:country="ES" style:text-underline-style="none" fo:font-weight="bold" officeooo:rsid="00144ef4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37" style:family="text">
      <style:text-properties style:use-window-font-color="true" fo:font-size="12pt" fo:language="es" fo:country="ES" style:text-underline-style="none" officeooo:rsid="000ca7d0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38" style:family="text">
      <style:text-properties style:use-window-font-color="true" fo:font-size="12pt" fo:language="es" fo:country="ES" style:text-underline-style="none" officeooo:rsid="00144ef4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39" style:family="text">
      <style:text-properties style:use-window-font-color="true" fo:font-size="12pt" fo:language="es" fo:country="ES" officeooo:rsid="00144ef4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40" style:family="text">
      <style:text-properties style:use-window-font-color="true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41" style:family="text">
      <style:text-properties style:use-window-font-color="true" fo:font-size="9pt" fo:language="es" fo:country="ES" fo:font-weight="normal" officeooo: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42" style:family="text">
      <style:text-properties style:use-window-font-color="true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43" style:family="text">
      <style:text-properties style:font-name="arial" fo:font-size="8pt" style:font-size-asian="8pt" style:font-name-complex="arial" style:font-size-complex="8pt"/>
    </style:style>
    <style:style style:name="T44" style:family="text">
      <style:text-properties style:font-name="arial" fo:font-size="11pt" style:font-size-asian="11pt" style:font-name-complex="arial" style:font-size-complex="11pt"/>
    </style:style>
    <style:style style:name="T45" style:family="text">
      <style:text-properties style:font-name="arial" fo:font-size="11pt" officeooo:rsid="00144ef4" style:font-size-asian="11pt" style:font-name-complex="arial" style:font-size-complex="11pt"/>
    </style:style>
    <style:style style:name="T46" style:family="text">
      <style:text-properties style:font-name="arial" fo:font-size="11pt" officeooo:rsid="000f4af4" style:font-size-asian="11pt" style:font-name-complex="arial" style:font-size-complex="11pt"/>
    </style:style>
    <style:style style:name="T47" style:family="text">
      <style:text-properties style:font-name="arial" fo:font-size="11pt" fo:font-weight="bold" officeooo:rsid="00144ef4" style:font-size-asian="11pt" style:font-weight-asian="bold" style:font-name-complex="arial" style:font-size-complex="11pt" style:font-weight-complex="bold"/>
    </style:style>
    <style:style style:name="T48" style:family="text">
      <style:text-properties fo:color="#000000" style:font-name-complex="arial"/>
    </style:style>
    <style:style style:name="T49" style:family="text">
      <style:text-properties fo:color="#000000" officeooo:rsid="000ac787" style:font-name-complex="arial"/>
    </style:style>
    <style:style style:name="T50" style:family="text">
      <style:text-properties fo:color="#000000" officeooo:rsid="00125d45" style:font-name-complex="arial"/>
    </style:style>
    <style:style style:name="T51" style:family="text">
      <style:text-properties fo:color="#000000" fo:font-size="10pt" fo:language="pt" fo:country="PT" officeooo:rsid="000ac7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52" style:family="text">
      <style:text-properties fo:color="#000000" style:font-name="arial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53" style:family="text">
      <style:text-properties fo:color="#000000" style:font-name="arial" fo:font-size="12pt" fo:language="en" fo:country="US" fo:font-weight="bold" officeooo:rsid="000ac787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54" style:family="text">
      <style:text-properties fo:color="#000000" style:font-name="arial" fo:font-size="12pt" fo:language="en" fo:country="US" fo:font-weight="bold" officeooo:rsid="00125d45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55" style:family="text">
      <style:text-properties fo:color="#000000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56" style:family="text">
      <style:text-properties fo:color="#000000" fo:font-size="12pt" fo:language="en" fo:country="US" fo:font-weight="bold" officeooo:rsid="000ac787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57" style:family="text">
      <style:text-properties fo:color="#000000" fo:font-size="12pt" fo:language="en" fo:country="US" fo:font-weight="bold" officeooo:rsid="00125d45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58" style:family="text">
      <style:text-properties fo:font-size="11pt" style:font-size-asian="11pt" style:font-name-complex="arial" style:font-size-complex="11pt"/>
    </style:style>
    <style:style style:name="T59" style:family="text">
      <style:text-properties fo:font-size="11pt" officeooo:rsid="00144ef4" style:font-size-asian="11pt" style:font-name-complex="arial" style:font-size-complex="11pt"/>
    </style:style>
    <style:style style:name="T60" style:family="text">
      <style:text-properties fo:font-size="11pt" officeooo:rsid="000f4af4" style:font-size-asian="11pt" style:font-name-complex="arial" style:font-size-complex="11pt"/>
    </style:style>
    <style:style style:name="T61" style:family="text">
      <style:text-properties fo:font-size="11pt" fo:font-weight="bold" officeooo:rsid="00144ef4" style:font-size-asian="11pt" style:font-weight-asian="bold" style:font-name-complex="arial" style:font-size-complex="11pt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144ef4" style:font-weight-asian="bold" style:font-weight-complex="bold"/>
    </style:style>
    <style:style style:name="T64" style:family="text">
      <style:text-properties officeooo:rsid="0011fd62"/>
    </style:style>
    <style:style style:name="T65" style:family="text">
      <style:text-properties officeooo:rsid="00125d45"/>
    </style:style>
    <style:style style:name="T66" style:family="text">
      <style:text-properties officeooo:rsid="00144ef4"/>
    </style:style>
    <style:style style:name="T67" style:family="text">
      <style:text-properties style:font-name="Arial1"/>
    </style:style>
    <style:style style:name="T68" style:family="text">
      <style:text-properties style:font-name="Arial1" officeooo:rsid="00144ef4"/>
    </style:style>
    <style:style style:name="T69" style:family="text">
      <style:text-properties style:font-name="Arial1" fo:font-size="11pt" style:font-size-asian="11pt" style:font-name-complex="arial" style:font-size-complex="11pt"/>
    </style:style>
    <style:style style:name="T70" style:family="text">
      <style:text-properties style:font-name="Arial1" fo:font-size="11pt" officeooo:rsid="00144ef4" style:font-size-asian="11pt" style:font-name-complex="arial" style:font-size-complex="11pt"/>
    </style:style>
    <style:style style:name="T71" style:family="text">
      <style:text-properties style:font-name="Arial1" fo:font-size="11pt" officeooo:rsid="000f4af4" style:font-size-asian="11pt" style:font-name-complex="arial" style:font-size-complex="11pt"/>
    </style:style>
    <style:style style:name="T72" style:family="text">
      <style:text-properties style:font-name="Arial1" fo:font-size="11pt" fo:font-weight="bold" officeooo:rsid="00144ef4" style:font-size-asian="11pt" style:font-weight-asian="bold" style:font-name-complex="arial" style:font-size-complex="11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BOSS-EAP-EXAMPLE</text:p>
      <text:p text:style-name="P8"/>
      <text:p text:style-name="P8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9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3">Identificación del documento</text:p>
            </table:table-cell>
            <table:table-cell table:style-name="Tabla1.B2" table:number-columns-spanned="5" office:value-type="string">
              <text:p text:style-name="P15">DES-001_DOC_DESARROLLO_<text:span text:style-name="T65">REPO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3">Título del documento</text:p>
            </table:table-cell>
            <table:table-cell table:style-name="Tabla1.B3" table:number-columns-spanned="5" office:value-type="string">
              <text:p text:style-name="P17"><text:span text:style-name="T55">Documento de desarrollo </text:span><text:span text:style-name="T56">de </text:span><text:span text:style-name="T57">repositorios Panach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13">Proyecto</text:p>
          </table:table-cell>
          <table:table-cell table:style-name="Tabla1.B4" table:number-columns-spanned="5" office:value-type="string">
            <text:p text:style-name="P19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Gerente</text:p>
          </table:table-cell>
          <table:table-cell table:style-name="Tabla1.B5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Área demandante</text:p>
          </table:table-cell>
          <table:table-cell table:style-name="Tabla1.B6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Director</text:p>
          </table:table-cell>
          <table:table-cell table:style-name="Tabla1.B7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13">Responsables</text:p>
          </table:table-cell>
          <table:table-cell table:style-name="Tabla1.A2" table:number-columns-spanned="3" office:value-type="string">
            <text:p text:style-name="P23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3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16">Desarrollo</text:p>
          </table:table-cell>
          <table:covered-table-cell/>
          <table:covered-table-cell/>
          <table:table-cell table:style-name="Tabla1.E9" table:number-columns-spanned="2" office:value-type="string">
            <text:p text:style-name="P21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13">Control de versionado</text:p>
            <text:p text:style-name="P14"/>
          </table:table-cell>
          <table:table-cell table:style-name="Tabla1.A2" office:value-type="string">
            <text:p text:style-name="P23">Versión</text:p>
          </table:table-cell>
          <table:table-cell table:style-name="Tabla1.A2" office:value-type="string">
            <text:p text:style-name="P23">Fecha</text:p>
          </table:table-cell>
          <table:table-cell table:style-name="Tabla1.A2" table:number-columns-spanned="2" office:value-type="string">
            <text:p text:style-name="P23">Autor</text:p>
          </table:table-cell>
          <table:covered-table-cell/>
          <table:table-cell table:style-name="Tabla1.E8" office:value-type="string">
            <text:p text:style-name="P23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20">1.0.<text:span text:style-name="T64">0</text:span></text:p>
          </table:table-cell>
          <table:table-cell table:style-name="Tabla1.C11" office:value-type="string">
            <text:p text:style-name="P17"><text:span text:style-name="T49">1</text:span><text:span text:style-name="T50">7</text:span><text:span text:style-name="T48">/</text:span><text:span text:style-name="T51">10</text:span><text:span text:style-name="T48">/202</text:span><text:span text:style-name="T49">5</text:span></text:p>
          </table:table-cell>
          <table:table-cell table:style-name="Tabla1.D11" table:number-columns-spanned="2" office:value-type="string">
            <text:p text:style-name="P22">Federico Martín Lara</text:p>
          </table:table-cell>
          <table:covered-table-cell/>
          <table:table-cell table:style-name="Tabla1.F11" office:value-type="string">
            <text:p text:style-name="P24">Versión inicial</text:p>
          </table:table-cell>
        </table:table-row>
      </table:table>
      <text:p text:style-name="P8"/>
      <text:p text:style-name="P8"/>
      <text:p text:style-name="P8"/>
      <text:p text:style-name="P11"/>
      <text:p text:style-name="P25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30671059" text:style-name="Index_20_Link" text:visited-style-name="Index_20_Link"><text:span text:style-name="T67">Introducción<text:tab/>3</text:span></text:a></text:p>
          <text:p text:style-name="P26"><text:a xlink:type="simple" xlink:href="#__RefHeading___Toc15_1298068373" text:style-name="Index_20_Link" text:visited-style-name="Index_20_Link"><text:span text:style-name="T67">Documentos de referencia<text:tab/>3</text:span></text:a></text:p>
          <text:p text:style-name="P26"><text:a xlink:type="simple" xlink:href="#__RefHeading___Toc17_4290312538" text:style-name="Index_20_Link" text:visited-style-name="Index_20_Link"><text:span text:style-name="T67">Repositorios a desarrollar<text:tab/>3</text:span></text:a></text:p>
          <text:p text:style-name="P27"><text:a xlink:type="simple" xlink:href="#__RefHeading___Toc3663_1082822432" text:style-name="Index_20_Link" text:visited-style-name="Index_20_Link"><text:span text:style-name="T67">Repositorio: UsuarioRepository<text:tab/>3</text:span></text:a></text:p>
          <text:p text:style-name="P27"><text:a xlink:type="simple" xlink:href="#__RefHeading___Toc3665_1082822432" text:style-name="Index_20_Link" text:visited-style-name="Index_20_Link"><text:span text:style-name="T67">Repositorio: ProductoRepository<text:tab/>3</text:span></text:a></text:p>
          <text:p text:style-name="P26"><text:a xlink:type="simple" xlink:href="#__RefHeading___Toc6_554296098" text:style-name="Index_20_Link" text:visited-style-name="Index_20_Link"><text:span text:style-name="T67">Requisitos de desarrollo<text:tab/>4</text:span></text:a></text:p>
        </text:index-body>
      </text:table-of-content>
      <text:p text:style-name="P34"/>
      <text:p text:style-name="P10"/>
      <text:h text:style-name="P31" text:outline-level="1"><text:bookmark-start text:name="__RefHeading___Toc30671059"/>Introducción<text:bookmark-end text:name="__RefHeading___Toc30671059"/></text:h>
      <text:p text:style-name="P45"><text:span text:style-name="T29">El presente documento define </text:span><text:span text:style-name="T30">el desarrollo de las entidades para el punto </text:span><text:span text:style-name="T32">Repositorios con Panache</text:span><text:span text:style-name="T30"> del Plan de trabajo </text:span><text:span text:style-name="Internet_20_link"><text:span text:style-name="T33">PL-001_JPA_HIBERNATE</text:span></text:span><text:span text:style-name="Internet_20_link"><text:span text:style-name="T34"> – Plan de trabajo Persistencia JPA/Hibernate</text:span></text:span><text:span text:style-name="T29">.</text:span></text:p>
      <text:h text:style-name="P28" text:outline-level="1"><text:bookmark-start text:name="__RefHeading___Toc15_1298068373"/>Documentos de referencia<text:bookmark-end text:name="__RefHeading___Toc15_1298068373"/></text:h>
      <text:list xml:id="list3936796907" text:style-name="L1">
        <text:list-item>
          <text:p text:style-name="P43"><text:span text:style-name="Internet_20_link"><text:span text:style-name="T25">PL-001_JPA_HIBERNATE</text:span></text:span><text:span text:style-name="Internet_20_link"><text:span text:style-name="T27"> – Plan de trabajo Persistencia JPA/Hibernate</text:span></text:span></text:p>
        </text:list-item>
        <text:list-item>
          <text:p text:style-name="P44"><text:bookmark text:name="DES_001_DOC_DESARROLLO_JPA"/><text:span text:style-name="Internet_20_link"><text:span text:style-name="T26">DES_001_DOC_DESARROLLO_JPA</text:span></text:span><text:span text:style-name="Internet_20_link"><text:span text:style-name="T28"> – Documento de desarrollo de entidades JPA.</text:span></text:span></text:p>
        </text:list-item>
      </text:list>
      <text:p text:style-name="P51"/>
      <text:h text:style-name="P29" text:outline-level="1"><text:bookmark-start text:name="__RefHeading___Toc17_4290312538"/><text:span text:style-name="T66">Repositorios</text:span> a desarrollar<text:bookmark-end text:name="__RefHeading___Toc17_4290312538"/></text:h>
      <text:p text:style-name="P46"><text:span text:style-name="T69">Se enumeran a continuación l</text:span><text:span text:style-name="T70">os</text:span><text:span text:style-name="T69"> </text:span><text:span text:style-name="T31">repositorios</text:span><text:span text:style-name="T71"> a desarrollar. </text:span><text:span text:style-name="T70">Cada repositorio gestionará una entidad de las desarrolladas en el documento </text:span><text:a xlink:type="simple" xlink:href="#DES_001_DOC_DESARROLLO_JPA" text:style-name="Internet_20_link" text:visited-style-name="Visited_20_Internet_20_Link"><text:span text:style-name="T72">DES-001_DOC_DESARROLLO_JPA</text:span></text:a><text:span text:style-name="T70">, sección </text:span><text:span text:style-name="T72">Entidades a desarrollar</text:span><text:span text:style-name="T70">.</text:span></text:p>
      <text:h text:style-name="P32" text:outline-level="2"><text:bookmark-start text:name="__RefHeading___Toc3663_1082822432"/>Repositorio: UsuarioRepository<text:bookmark-end text:name="__RefHeading___Toc3663_1082822432"/></text:h>
      <text:p text:style-name="P48">Será el repositorio que gestione la entidad Usuario. Métodos:</text:p>
      <text:list xml:id="list1292697680" text:style-name="L2">
        <text:list-item>
          <text:p text:style-name="P49">crear</text:p>
        </text:list-item>
        <text:list-item>
          <text:p text:style-name="P49">buscarPorId</text:p>
        </text:list-item>
        <text:list-item>
          <text:p text:style-name="P49">listarTodos</text:p>
        </text:list-item>
        <text:list-item>
          <text:p text:style-name="P49">buscarPorEmail</text:p>
        </text:list-item>
        <text:list-item>
          <text:p text:style-name="P49">buscarPorNombre</text:p>
        </text:list-item>
        <text:list-item>
          <text:p text:style-name="P49">actualizar</text:p>
        </text:list-item>
        <text:list-item>
          <text:p text:style-name="P49">eliminar</text:p>
        </text:list-item>
        <text:list-item>
          <text:p text:style-name="P49">contarUsuariosActivos</text:p>
        </text:list-item>
        <text:list-item>
          <text:p text:style-name="P49">listarUsuariosActivos</text:p>
        </text:list-item>
      </text:list>
      <text:h text:style-name="P32" text:outline-level="2"><text:bookmark-start text:name="__RefHeading___Toc3665_1082822432"/>Repositorio: ProductoRepository<text:bookmark-end text:name="__RefHeading___Toc3665_1082822432"/></text:h>
      <text:p text:style-name="P47"><text:span text:style-name="T66">Será el repositorio que gestione la entidad </text:span><text:span text:style-name="T39">Producto</text:span><text:span text:style-name="T66">. Métodos:</text:span></text:p>
      <text:list xml:id="list2515390000" text:style-name="L3">
        <text:list-item>
          <text:p text:style-name="P50">crear</text:p>
        </text:list-item>
        <text:list-item>
          <text:p text:style-name="P50">buscarPorId</text:p>
        </text:list-item>
        <text:list-item>
          <text:p text:style-name="P50">listarTodos</text:p>
        </text:list-item>
        <text:list-item>
          <text:p text:style-name="P50">actualizar</text:p>
        </text:list-item>
        <text:list-item>
          <text:p text:style-name="P50"><text:soft-page-break/>eliminar</text:p>
        </text:list-item>
        <text:list-item>
          <text:p text:style-name="P50">buscarPorNombre</text:p>
        </text:list-item>
        <text:list-item>
          <text:p text:style-name="P50">buscarPorRangoPrecio</text:p>
        </text:list-item>
        <text:list-item>
          <text:p text:style-name="P50">buscarProductosConStock</text:p>
        </text:list-item>
        <text:list-item>
          <text:p text:style-name="P50">contarProductosActivos</text:p>
        </text:list-item>
        <text:list-item>
          <text:p text:style-name="P50">actualizarStock</text:p>
        </text:list-item>
      </text:list>
      <text:h text:style-name="P30" text:outline-level="1"><text:bookmark-start text:name="__RefHeading___Toc6_554296098"/>Requisitos de desarrollo<text:bookmark-end text:name="__RefHeading___Toc6_554296098"/></text:h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6">Nombre</text:p>
          </table:table-cell>
          <table:table-cell table:style-name="Tabla7.B1" office:value-type="string">
            <text:p text:style-name="P36">Descripción</text:p>
          </table:table-cell>
        </table:table-row>
        <table:table-row table:style-name="Tabla7.1">
          <table:table-cell table:style-name="Tabla7.A2" office:value-type="string">
            <text:p text:style-name="P37">Módulo y ubicación</text:p>
          </table:table-cell>
          <table:table-cell table:style-name="Tabla7.B2" office:value-type="string">
            <text:p text:style-name="P40">Las entidades estarán ubicadas en el módulo <text:span text:style-name="T62">jboss-eap-example-ejb-module</text:span>, en el paquete <text:span text:style-name="T62">net.bounceme.chronos.</text:span><text:span text:style-name="T63">repository</text:span></text:p>
          </table:table-cell>
        </table:table-row>
        <table:table-row table:style-name="Tabla7.1">
          <table:table-cell table:style-name="Tabla7.B1" table:number-columns-spanned="2" office:value-type="string">
            <text:p text:style-name="P38">Diseño y codificación</text:p>
          </table:table-cell>
          <table:covered-table-cell/>
        </table:table-row>
        <table:table-row table:style-name="Tabla7.1">
          <table:table-cell table:style-name="Tabla7.A4" office:value-type="string">
            <text:p text:style-name="P39">Consultas</text:p>
          </table:table-cell>
          <table:table-cell table:style-name="Tabla7.B4" office:value-type="string">
            <text:p text:style-name="P41"><text:span text:style-name="T41">L</text:span><text:span text:style-name="T40">as consultas se crearán usando el método </text:span><text:span text:style-name="T42">createQuery</text:span><text:span text:style-name="T40"> del </text:span><text:span text:style-name="T42">EntityManager</text:span><text:span text:style-name="T40">. Las consultas estarán expresadas en lenguaje </text:span><text:span text:style-name="T42">HQL</text:span><text:span text:style-name="T40">.</text:span></text:p>
          </table:table-cell>
        </table:table-row>
        <table:table-row table:style-name="Tabla7.1">
          <table:table-cell table:style-name="Tabla7.A5" office:value-type="string">
            <text:p text:style-name="P37">Persistencia</text:p>
          </table:table-cell>
          <table:table-cell table:style-name="Tabla7.B5" office:value-type="string">
            <text:p text:style-name="P42">Cada repositorio tendrá una referencia al <text:span text:style-name="T62">EntityManager</text:span> para realizar las correspondientes operaciones.</text:p>
          </table:table-cell>
        </table:table-row>
      </table:table>
      <text:p text:style-name="P35"><text:bookmark-start text:name="__RefHeading___Toc8_554296098"/><text:bookmark-end text:name="__RefHeading___Toc8_554296098"/></text:p>
      <text:p text:style-name="P52"/>
      <text:p text:style-name="P53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0ac787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4" style:family="text">
      <style:text-properties style:use-window-font-color="true" style:font-name="arial" fo:font-size="8pt" fo:language="es" fo:country="ES" officeooo:rsid="00125d45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DES</text:span><text:bookmark-start text:name="__DdeLink__5_4187537288"/><text:span text:style-name="MT3">-00</text:span><text:span text:style-name="MT4">2</text:span><text:span text:style-name="MT3">_</text:span><text:bookmark-end text:name="__DdeLink__5_4187537288"/><text:span text:style-name="MT3">DOC_DESARROLLO_</text:span><text:span text:style-name="MT4">REPO</text:span><text:span text:style-name="MT3"> – <text:s/>Documento de desarrollo </text:span><text:span text:style-name="MT1">de </text:span><text:span text:style-name="MT4">repositorios Panache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5T19:51:50.121345973</meta:creation-date>
    <dc:date>2025-10-17T22:51:59.077386264</dc:date>
    <meta:print-date>1995-11-21T17:41:00</meta:print-date>
    <meta:editing-cycles>168</meta:editing-cycles>
    <meta:editing-duration>P1DT3H20M54S</meta:editing-duration>
    <meta:generator>LibreOffice/6.4.7.2$Linux_X86_64 LibreOffice_project/40$Build-2</meta:generator>
    <meta:document-statistic meta:table-count="3" meta:image-count="0" meta:object-count="0" meta:page-count="4" meta:paragraph-count="73" meta:word-count="255" meta:character-count="2094" meta:non-whitespace-character-count="1928"/>
  </office:meta>
</office:document-meta>
</file>